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1.251cm" fo:margin-right="0cm" fo:text-indent="-0.635cm" style:auto-text-indent="false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 style:list-style-name="L1"/>
    <style:style style:name="P5" style:family="paragraph" style:parent-style-name="Standard" style:list-style-name="L1">
      <style:paragraph-properties fo:margin-left="1.251cm" fo:margin-right="0cm" fo:text-indent="-0.635cm" style:auto-text-indent="fals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a entregar:</text:p>
      <text:p text:style-name="Standard"/>
      <text:p text:style-name="Standard">1-. Crear un fichero utils.h y otro fichero util.c. En él, debemos crear las siguientes funciones:</text:p>
      <text:p text:style-name="Standard"/>
      <text:p text:style-name="Standard"><text:tab/>1.1: Función cuenta_numero_letras</text:p>
      <text:p text:style-name="Standard"><text:tab/><text:tab/>int cuenta_numero_letras(char cadena[], char letra)</text:p>
      <text:p text:style-name="Standard"><text:tab/>Esta función recorrerá la cadena de caracteres y comparará si es igual a dicha letra. Si es <text:tab/>así aumentará un contador que devolveremos al finalizar de recorrer.</text:p>
      <text:p text:style-name="Standard"/>
      <text:list xml:id="list21606907041" text:style-name="L1">
        <text:list-item>
          <text:list>
            <text:list-item>
              <text:p text:style-name="P4">Función compara_cadena</text:p>
              <text:list>
                <text:list-header>
                  <text:p text:style-name="P4">int compara_cadena(char *cadena1, char *cadena2)</text:p>
                  <text:p text:style-name="P5">Esta función devolverá 1 si la dos cadenas son iguales; en caso contrario, devolverá 0.</text:p>
                  <text:p text:style-name="P5">Nota: Usar la función strcmp. Buscar funcionamiento de la función vía Google.</text:p>
                </text:list-header>
              </text:list>
            </text:list-item>
          </text:list>
        </text:list-item>
      </text:list>
      <text:p text:style-name="P2"/>
      <text:p text:style-name="P2"><text:tab/>1.3 Función tipo_de_letra</text:p>
      <text:p text:style-name="P2"><text:tab/><text:tab/>int tipo_de_letra (char letra)</text:p>
      <text:p text:style-name="P2"><text:tab/>Esta función usará el argumento letra comprobar si:</text:p>
      <text:p text:style-name="P2"><text:tab/><text:tab/>- Si esa letra es una 'a', devolver un 1</text:p>
      <text:p text:style-name="P2"><text:tab/><text:tab/>- Si esa letra es una 'c', devolver un 2</text:p>
      <text:p text:style-name="P2"><text:tab/><text:tab/>- Si esa letra es una 'e', devolver un 3</text:p>
      <text:p text:style-name="P2"><text:tab/><text:tab/>- Si no es ninguna de las anteriores devolver un 0.</text:p>
      <text:p text:style-name="P2"/>
      <text:p text:style-name="P2"><text:tab/>Se valorará el uso de switch.</text:p>
      <text:p text:style-name="P2"/>
      <text:p text:style-name="P2"><text:tab/>1.4 Función primera_letra</text:p>
      <text:p text:style-name="P2"><text:tab/><text:tab/>int primera_letra(char cadena[], char letra)</text:p>
      <text:p text:style-name="P2"><text:tab/>Esta función recorrerá la cadena de caracteres, devolverá la posición de la primera letra que sea igual al argumento letra.</text:p>
      <text:p text:style-name="P2"/>
      <text:p text:style-name="P2"><text:tab/>Se valorará el uso de break y continue.</text:p>
      <text:p text:style-name="P2"/>
      <text:p text:style-name="P2"><text:tab/>1.5 Función cambia_letras</text:p>
      <text:p text:style-name="P2"><text:tab/><text:tab/>int cambia_letras(char cadena[], char letraoriginal, char letracambiar)</text:p>
      <text:p text:style-name="P2"><text:tab/>Esta función recorrerá la cadena de caracteres y comprobará si la cadena de caracteres contiene la letra que pasamos por el <text:tab/>argumento letraoriginal.</text:p>
      <text:p text:style-name="P2"><text:tab/><text:tab/>- Si es así, sustituirá la letra de la cadena de caracteres por la letra a cambiar <text:tab/>(letracambiar).</text:p>
      <text:p text:style-name="P2"><text:tab/><text:tab/>- En caso contrario, seguirá buscando. </text:p>
      <text:p text:style-name="P2"/>
      <text:p text:style-name="P2"><text:tab/>1.6 Función suma_numeros</text:p>
      <text:p text:style-name="P2"><text:tab/><text:tab/>int suma_numeros (int n, int m)</text:p>
      <text:p text:style-name="P2"><text:tab/>Esta función devolverá la suma entre n y m.</text:p>
      <text:p text:style-name="P2"/>
      <text:p text:style-name="P2"><text:tab/>1.7 Función resta_numeros</text:p>
      <text:p text:style-name="P2"><text:tab/><text:tab/>int resta_numeros (int n, int m)</text:p>
      <text:p text:style-name="P2"><text:tab/>Esta función devolverá la resta entre n y m.</text:p>
      <text:p text:style-name="P2"/>
      <text:p text:style-name="P2"><text:tab/>1.8 Función multiplica_numeros</text:p>
      <text:p text:style-name="P2"><text:tab/><text:tab/>int multiplican_numeros (int n, int m)</text:p>
      <text:p text:style-name="P2"><text:tab/>Esta función devolverá la multiplicación entre n y m.</text:p>
      <text:p text:style-name="P2"/>
      <text:p text:style-name="P2">Todas estas funciones que hemos declarado deben ser públicas y contenidas en el fichero utils.h</text:p>
      <text:p text:style-name="P3"><text:soft-page-break/>2-. Crear un fichero llamado main.c en el cuál se incluirá la cabecera utils.h y para utilizar las funciones declaradas.</text:p>
      <text:p text:style-name="P3"/>
      <text:p text:style-name="P3"><text:tab/>2.1-. Dicho fichero contendrá tres funciones estáticas:</text:p>
      <text:p text:style-name="P3"><text:tab/><text:tab/>- static int test1(void): Esta función comprobará las funciones 1.1, 1.2 y 1.3 <text:tab/><text:tab/><text:tab/>declaradas anteriormente. Llamaremos a dichas funciones y utilizando la <text:tab/><text:tab/><text:tab/><text:tab/>sentencia assert comprobar si el valor devuelto es el esperado.</text:p>
      <text:p text:style-name="P3"/>
      <text:p text:style-name="P3"><text:tab/><text:tab/>- static int test2(void): Esta función comprobará las funciones 1.4 y 1.6 declaradas <text:tab/><text:tab/>anteriormente. Llamaremos a dichas funciones y utilizando la sentencia assert <text:tab/><text:tab/><text:tab/>comprobar si el valor devuelto es el esperado.</text:p>
      <text:p text:style-name="P3"/>
      <text:p text:style-name="P3"><text:tab/><text:tab/>- static int test3(void): Esta función comprobará las funciones 1.7 y 1.8 declaradas <text:tab/><text:tab/>anteriormente. Llamaremos a dichas funciones y utilizando la sentencia assert <text:tab/><text:tab/><text:tab/>comprobar si el valor devuelto es el esperado.</text:p>
      <text:p text:style-name="P3"/>
      <text:p text:style-name="P3"><text:tab/>2.2-. Debemos añadir la función main:</text:p>
      <text:p text:style-name="P3"><text:tab/><text:tab/>void main(void)</text:p>
      <text:p text:style-name="P3"/>
      <text:p text:style-name="P3"><text:tab/>Esta función llamará a las tres funciones estáticas declaradas anteriormente. También <text:tab/>comprobará el funcionamiento de la función 1.5. Para realizar dicha comprobación, <text:tab/>deberá imprimir el mensaje antes y después de ejecutar dicha función.</text:p>
      <text:p text:style-name="P3"/>
      <text:p text:style-name="P3">EXTRAS</text:p>
      <text:p text:style-name="P3"/>
      <text:p text:style-name="P3">3-. Usar automake y autoconf para configurar y compilar el proyecto existente.</text:p>
      <text:p text:style-name="P3"/>
      <text:p text:style-name="P3">4-. Generar un parche con todo el código desarrollado y enviarlo al correo &lt;<text:a xlink:type="simple" xlink:href="mailto:alvaro@soleta.eu">alvaro@soleta.eu</text:a>&gt;. Guardar dicho fichero también en la carpeta del proyecto.</text:p>
      <text:p text:style-name="P3"/>
      <text:p text:style-name="P3"/>
      <text:p text:style-name="P3"/>
      <text:p text:style-name="P3"/>
      <text:p text:style-name="P3"/>
      <text:p text:style-name="P3"><text:span text:style-name="T1">Los ejercicios deben ser subidos a la cuenta personal de cada alumno de GitHub. El ejercicio debe estar subido en dicha cuenta como día límite, el miércoles de la semana que viene. Para toda duda o problema con los ejercicios, tienen la opción de ponerse en contacto con el profesor a partir del correo &lt;</text:span><text:a xlink:type="simple" xlink:href="mailto:alvaro@soleta.eu"><text:span text:style-name="T1">alvaro@soleta.eu</text:span></text:a><text:span text:style-name="T1">&gt; <text:s/>o por la lista de programación en C. Se valorará positivamente tanto realizar las preguntas por dicha lista como la resolución de ellas por parte de algún/alguna compañera/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varo </meta:initial-creator>
    <meta:creation-date>2015-02-27T10:52:46</meta:creation-date>
    <dc:date>2015-02-27T12:44:34</dc:date>
    <dc:creator>alvaro </dc:creator>
    <meta:editing-duration>PT2M58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2" meta:paragraph-count="48" meta:word-count="594" meta:character-count="3815" meta:non-whitespace-character-count="3215"/>
  </office:meta>
</office:document-meta>
</file>